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33c07" officeooo:paragraph-rsid="0027e091"/>
    </style:style>
    <style:style style:name="P2" style:family="paragraph" style:parent-style-name="Text_20_body">
      <style:text-properties style:text-underline-style="solid" style:text-underline-width="auto" style:text-underline-color="font-color" officeooo:rsid="0024a966" officeooo:paragraph-rsid="0024a966"/>
    </style:style>
    <style:style style:name="P3" style:family="paragraph" style:parent-style-name="Text_20_body" style:list-style-name="L1">
      <style:text-properties officeooo:paragraph-rsid="00282802"/>
    </style:style>
    <style:style style:name="P4" style:family="paragraph" style:parent-style-name="Text_20_body" style:list-style-name="L1">
      <style:text-properties officeooo:rsid="0027e091" officeooo:paragraph-rsid="0027e091"/>
    </style:style>
    <style:style style:name="P5" style:family="paragraph" style:parent-style-name="Text_20_body">
      <style:text-properties style:text-underline-style="none" officeooo:rsid="002b65aa" officeooo:paragraph-rsid="003173d8"/>
    </style:style>
    <style:style style:name="P6" style:family="paragraph" style:parent-style-name="Text_20_body" style:list-style-name="L3">
      <style:text-properties style:text-underline-style="none" officeooo:rsid="003173d8" officeooo:paragraph-rsid="003173d8"/>
    </style:style>
    <style:style style:name="P7" style:family="paragraph" style:parent-style-name="Text_20_body">
      <style:text-properties style:text-underline-style="none" officeooo:rsid="00328f8f" officeooo:paragraph-rsid="00328f8f"/>
    </style:style>
    <style:style style:name="P8" style:family="paragraph" style:parent-style-name="Text_20_body">
      <style:text-properties style:text-underline-style="none" officeooo:rsid="003516cc" officeooo:paragraph-rsid="003516cc"/>
    </style:style>
    <style:style style:name="P9" style:family="paragraph" style:parent-style-name="Text_20_body">
      <style:text-properties style:text-underline-style="none" officeooo:rsid="0036ad1c" officeooo:paragraph-rsid="0036ad1c"/>
    </style:style>
    <style:style style:name="P10" style:family="paragraph" style:parent-style-name="Text_20_body">
      <style:text-properties style:text-underline-style="none" officeooo:rsid="00386e37" officeooo:paragraph-rsid="00386e37"/>
    </style:style>
    <style:style style:name="P11" style:family="paragraph" style:parent-style-name="Text_20_body">
      <style:text-properties style:text-underline-style="none" officeooo:rsid="0038a50a" officeooo:paragraph-rsid="0038a50a"/>
    </style:style>
    <style:style style:name="P12" style:family="paragraph" style:parent-style-name="Text_20_body">
      <style:text-properties style:text-underline-style="none" officeooo:rsid="00397d6d" officeooo:paragraph-rsid="00397d6d"/>
    </style:style>
    <style:style style:name="P13" style:family="paragraph" style:parent-style-name="Text_20_body">
      <style:text-properties style:text-underline-style="none" officeooo:rsid="003a9647" officeooo:paragraph-rsid="003a9647"/>
    </style:style>
    <style:style style:name="P14" style:family="paragraph" style:parent-style-name="Text_20_body">
      <style:text-properties style:text-underline-style="none" officeooo:rsid="003b6770" officeooo:paragraph-rsid="003b6770"/>
    </style:style>
    <style:style style:name="P15" style:family="paragraph" style:parent-style-name="Text_20_body">
      <style:text-properties style:text-underline-style="none" officeooo:rsid="003c11c2" officeooo:paragraph-rsid="003c11c2"/>
    </style:style>
    <style:style style:name="P16" style:family="paragraph" style:parent-style-name="Text_20_body">
      <style:text-properties style:text-underline-style="none" officeooo:rsid="003c69b7" officeooo:paragraph-rsid="003c69b7"/>
    </style:style>
    <style:style style:name="P17" style:family="paragraph" style:parent-style-name="Text_20_body">
      <style:text-properties style:text-underline-style="none" officeooo:rsid="003cfbd4" officeooo:paragraph-rsid="003cfbd4"/>
    </style:style>
    <style:style style:name="P18" style:family="paragraph" style:parent-style-name="Text_20_body">
      <style:text-properties style:text-underline-style="none" officeooo:rsid="003eb1d2" officeooo:paragraph-rsid="003eb1d2"/>
    </style:style>
    <style:style style:name="P19" style:family="paragraph" style:parent-style-name="Text_20_body">
      <style:text-properties style:text-underline-style="none" officeooo:rsid="0041c42c" officeooo:paragraph-rsid="0041c42c"/>
    </style:style>
    <style:style style:name="P20" style:family="paragraph" style:parent-style-name="Text_20_body">
      <style:text-properties style:text-underline-style="none" officeooo:rsid="00456cc3" officeooo:paragraph-rsid="00456cc3"/>
    </style:style>
    <style:style style:name="P21" style:family="paragraph" style:parent-style-name="Text_20_body">
      <style:text-properties style:text-underline-style="none" officeooo:rsid="004fd4c6" officeooo:paragraph-rsid="004fd4c6"/>
    </style:style>
    <style:style style:name="P22" style:family="paragraph" style:parent-style-name="Text_20_body">
      <style:text-properties style:text-underline-style="none" officeooo:rsid="00531f14" officeooo:paragraph-rsid="00531f14"/>
    </style:style>
    <style:style style:name="P23" style:family="paragraph" style:parent-style-name="Text_20_body">
      <style:text-properties style:text-underline-style="none" officeooo:rsid="00569107" officeooo:paragraph-rsid="00569107"/>
    </style:style>
    <style:style style:name="P24" style:family="paragraph" style:parent-style-name="Text_20_body">
      <style:text-properties style:text-underline-style="none" officeooo:rsid="005a91d2" officeooo:paragraph-rsid="005fee4d"/>
    </style:style>
    <style:style style:name="P25" style:family="paragraph" style:parent-style-name="Text_20_body">
      <style:text-properties style:text-underline-style="none" officeooo:rsid="005fee4d" officeooo:paragraph-rsid="005fee4d"/>
    </style:style>
    <style:style style:name="P26" style:family="paragraph" style:parent-style-name="Text_20_body">
      <style:text-properties style:text-underline-style="none" officeooo:rsid="0060d371" officeooo:paragraph-rsid="0060d371"/>
    </style:style>
    <style:style style:name="P27" style:family="paragraph" style:parent-style-name="Text_20_body">
      <style:text-properties style:text-underline-style="none" officeooo:rsid="00652bd2" officeooo:paragraph-rsid="00652bd2"/>
    </style:style>
    <style:style style:name="P28" style:family="paragraph" style:parent-style-name="Text_20_body">
      <style:text-properties style:text-underline-style="none" officeooo:rsid="00691e0e" officeooo:paragraph-rsid="00691e0e"/>
    </style:style>
    <style:style style:name="P29" style:family="paragraph" style:parent-style-name="Text_20_body">
      <style:text-properties style:text-underline-style="none" officeooo:rsid="006b1ef0" officeooo:paragraph-rsid="006b1ef0"/>
    </style:style>
    <style:style style:name="P30" style:family="paragraph" style:parent-style-name="Text_20_body">
      <style:text-properties style:text-underline-style="none" officeooo:rsid="006cbf1a" officeooo:paragraph-rsid="006cbf1a"/>
    </style:style>
    <style:style style:name="P31" style:family="paragraph" style:parent-style-name="Text_20_body">
      <style:text-properties style:text-underline-style="none" officeooo:rsid="00705690" officeooo:paragraph-rsid="00705690"/>
    </style:style>
    <style:style style:name="P32" style:family="paragraph" style:parent-style-name="Text_20_body">
      <style:text-properties style:text-underline-style="none" officeooo:rsid="0075ccb0" officeooo:paragraph-rsid="0075ccb0"/>
    </style:style>
    <style:style style:name="P33" style:family="paragraph" style:parent-style-name="Text_20_body">
      <style:text-properties style:text-underline-style="none" officeooo:rsid="00799eb9" officeooo:paragraph-rsid="00799eb9"/>
    </style:style>
    <style:style style:name="P34" style:family="paragraph" style:parent-style-name="Text_20_body">
      <style:text-properties style:text-underline-style="none" officeooo:rsid="007aa8e3" officeooo:paragraph-rsid="007aa8e3"/>
    </style:style>
    <style:style style:name="P35" style:family="paragraph" style:parent-style-name="Text_20_body">
      <style:text-properties style:text-underline-style="none" officeooo:rsid="008213cd" officeooo:paragraph-rsid="008213cd"/>
    </style:style>
    <style:style style:name="P36" style:family="paragraph" style:parent-style-name="Text_20_body">
      <style:text-properties style:text-underline-style="none" officeooo:rsid="0083c2a2" officeooo:paragraph-rsid="0083c2a2"/>
    </style:style>
    <style:style style:name="P37" style:family="paragraph" style:parent-style-name="Text_20_body">
      <style:text-properties style:text-underline-style="none" officeooo:rsid="008434ce" officeooo:paragraph-rsid="008434ce"/>
    </style:style>
    <style:style style:name="P38" style:family="paragraph" style:parent-style-name="Text_20_body">
      <style:text-properties style:text-underline-style="none" officeooo:rsid="008562cc" officeooo:paragraph-rsid="008562cc"/>
    </style:style>
    <style:style style:name="P39" style:family="paragraph" style:parent-style-name="Text_20_body">
      <style:text-properties style:text-underline-style="none" officeooo:rsid="008c9f81" officeooo:paragraph-rsid="008c9f81"/>
    </style:style>
    <style:style style:name="P40" style:family="paragraph" style:parent-style-name="Text_20_body">
      <style:text-properties style:text-underline-style="none" officeooo:rsid="008e130f" officeooo:paragraph-rsid="008e130f"/>
    </style:style>
    <style:style style:name="P41" style:family="paragraph" style:parent-style-name="Text_20_body">
      <style:text-properties style:text-underline-style="none" officeooo:rsid="00989bfa" officeooo:paragraph-rsid="00989bfa"/>
    </style:style>
    <style:style style:name="P42" style:family="paragraph" style:parent-style-name="Title">
      <style:text-properties officeooo:rsid="001fa233" officeooo:paragraph-rsid="001fa233"/>
    </style:style>
    <style:style style:name="T1" style:family="text">
      <style:text-properties officeooo:rsid="00233c07"/>
    </style:style>
    <style:style style:name="T2" style:family="text">
      <style:text-properties officeooo:rsid="002bae76"/>
    </style:style>
    <style:style style:name="T3" style:family="text">
      <style:text-properties officeooo:rsid="002bd8ef"/>
    </style:style>
    <style:style style:name="T4" style:family="text">
      <style:text-properties officeooo:rsid="002cd490"/>
    </style:style>
    <style:style style:name="T5" style:family="text">
      <style:text-properties officeooo:rsid="002e4e6f"/>
    </style:style>
    <style:style style:name="T6" style:family="text">
      <style:text-properties officeooo:rsid="002f38f3"/>
    </style:style>
    <style:style style:name="T7" style:family="text">
      <style:text-properties officeooo:rsid="002f8b1c"/>
    </style:style>
    <style:style style:name="T8" style:family="text">
      <style:text-properties officeooo:rsid="002f8d99"/>
    </style:style>
    <style:style style:name="T9" style:family="text">
      <style:text-properties officeooo:rsid="003173d8"/>
    </style:style>
    <style:style style:name="T10" style:family="text">
      <style:text-properties officeooo:rsid="00341430"/>
    </style:style>
    <style:style style:name="T11" style:family="text">
      <style:text-properties officeooo:rsid="00345c03"/>
    </style:style>
    <style:style style:name="T12" style:family="text">
      <style:text-properties officeooo:rsid="0038a50a"/>
    </style:style>
    <style:style style:name="T13" style:family="text">
      <style:text-properties officeooo:rsid="00408ab0"/>
    </style:style>
    <style:style style:name="T14" style:family="text">
      <style:text-properties officeooo:rsid="00418974"/>
    </style:style>
    <style:style style:name="T15" style:family="text">
      <style:text-properties officeooo:rsid="0042bef6"/>
    </style:style>
    <style:style style:name="T16" style:family="text">
      <style:text-properties officeooo:rsid="00444746"/>
    </style:style>
    <style:style style:name="T17" style:family="text">
      <style:text-properties officeooo:rsid="004688e3"/>
    </style:style>
    <style:style style:name="T18" style:family="text">
      <style:text-properties officeooo:rsid="00486b96"/>
    </style:style>
    <style:style style:name="T19" style:family="text">
      <style:text-properties officeooo:rsid="004cbb0d"/>
    </style:style>
    <style:style style:name="T20" style:family="text">
      <style:text-properties officeooo:rsid="004def4d"/>
    </style:style>
    <style:style style:name="T21" style:family="text">
      <style:text-properties officeooo:rsid="0054074f"/>
    </style:style>
    <style:style style:name="T22" style:family="text">
      <style:text-properties officeooo:rsid="00587cad"/>
    </style:style>
    <style:style style:name="T23" style:family="text">
      <style:text-properties fo:font-style="italic" officeooo:rsid="00587cad" style:font-style-asian="italic" style:font-style-complex="italic"/>
    </style:style>
    <style:style style:name="T24" style:family="text">
      <style:text-properties officeooo:rsid="0058f1ea"/>
    </style:style>
    <style:style style:name="T25" style:family="text">
      <style:text-properties officeooo:rsid="005991e1"/>
    </style:style>
    <style:style style:name="T26" style:family="text">
      <style:text-properties officeooo:rsid="0059a405"/>
    </style:style>
    <style:style style:name="T27" style:family="text">
      <style:text-properties officeooo:rsid="005d6355"/>
    </style:style>
    <style:style style:name="T28" style:family="text">
      <style:text-properties officeooo:rsid="005df314"/>
    </style:style>
    <style:style style:name="T29" style:family="text">
      <style:text-properties officeooo:rsid="005f9e44"/>
    </style:style>
    <style:style style:name="T30" style:family="text">
      <style:text-properties officeooo:rsid="005fee4d"/>
    </style:style>
    <style:style style:name="T31" style:family="text">
      <style:text-properties officeooo:rsid="00606eb1"/>
    </style:style>
    <style:style style:name="T32" style:family="text">
      <style:text-properties officeooo:rsid="0061cd14"/>
    </style:style>
    <style:style style:name="T33" style:family="text">
      <style:text-properties officeooo:rsid="0066db96"/>
    </style:style>
    <style:style style:name="T34" style:family="text">
      <style:text-properties officeooo:rsid="00675383"/>
    </style:style>
    <style:style style:name="T35" style:family="text">
      <style:text-properties officeooo:rsid="0068528f"/>
    </style:style>
    <style:style style:name="T36" style:family="text">
      <style:text-properties officeooo:rsid="006a8699"/>
    </style:style>
    <style:style style:name="T37" style:family="text">
      <style:text-properties officeooo:rsid="006c053a"/>
    </style:style>
    <style:style style:name="T38" style:family="text">
      <style:text-properties officeooo:rsid="006d86fc"/>
    </style:style>
    <style:style style:name="T39" style:family="text">
      <style:text-properties officeooo:rsid="006d8c0b"/>
    </style:style>
    <style:style style:name="T40" style:family="text">
      <style:text-properties officeooo:rsid="006dcd34"/>
    </style:style>
    <style:style style:name="T41" style:family="text">
      <style:text-properties officeooo:rsid="006f36aa"/>
    </style:style>
    <style:style style:name="T42" style:family="text">
      <style:text-properties officeooo:rsid="0073b98e"/>
    </style:style>
    <style:style style:name="T43" style:family="text">
      <style:text-properties officeooo:rsid="0073d91e"/>
    </style:style>
    <style:style style:name="T44" style:family="text">
      <style:text-properties officeooo:rsid="0076a4a0"/>
    </style:style>
    <style:style style:name="T45" style:family="text">
      <style:text-properties officeooo:rsid="0077f732"/>
    </style:style>
    <style:style style:name="T46" style:family="text">
      <style:text-properties officeooo:rsid="007c70b5"/>
    </style:style>
    <style:style style:name="T47" style:family="text">
      <style:text-properties officeooo:rsid="007e605b"/>
    </style:style>
    <style:style style:name="T48" style:family="text">
      <style:text-properties officeooo:rsid="007fa3ab"/>
    </style:style>
    <style:style style:name="T49" style:family="text">
      <style:text-properties officeooo:rsid="008088ce"/>
    </style:style>
    <style:style style:name="T50" style:family="text">
      <style:text-properties officeooo:rsid="00854e39"/>
    </style:style>
    <style:style style:name="T51" style:family="text">
      <style:text-properties officeooo:rsid="0087192c"/>
    </style:style>
    <style:style style:name="T52" style:family="text">
      <style:text-properties officeooo:rsid="0087ea1c"/>
    </style:style>
    <style:style style:name="T53" style:family="text">
      <style:text-properties officeooo:rsid="008855ec"/>
    </style:style>
    <style:style style:name="T54" style:family="text">
      <style:text-properties officeooo:rsid="0089a38a"/>
    </style:style>
    <style:style style:name="T55" style:family="text">
      <style:text-properties officeooo:rsid="008f9eea"/>
    </style:style>
    <style:style style:name="T56" style:family="text">
      <style:text-properties officeooo:rsid="00920a5e"/>
    </style:style>
    <style:style style:name="T57" style:family="text">
      <style:text-properties officeooo:rsid="0093eba8"/>
    </style:style>
    <style:style style:name="T58" style:family="text">
      <style:text-properties officeooo:rsid="009418ef"/>
    </style:style>
    <style:style style:name="T59" style:family="text">
      <style:text-properties officeooo:rsid="009a6423"/>
    </style:style>
    <style:style style:name="T60" style:family="text">
      <style:text-properties officeooo:rsid="009c40b0"/>
    </style:style>
    <style:style style:name="T61" style:family="text">
      <style:text-properties officeooo:rsid="009ccdea"/>
    </style:style>
    <style:style style:name="T62" style:family="text">
      <style:text-properties officeooo:rsid="009d2380"/>
    </style:style>
    <style:style style:name="T63" style:family="text">
      <style:text-properties officeooo:rsid="009de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ersistence</text:p>
      <text:p text:style-name="Subtitle">Redundant Array of Inexpensive Disks (RAIDs)</text:p>
      <text:p text:style-name="P1">When we use a disk, we sometimes wants it to be: </text:p>
      <text:list xml:id="list3328862249" text:style-name="L1">
        <text:list-item>
          <text:p text:style-name="P4">faster</text:p>
        </text:list-item>
        <text:list-item>
          <text:p text:style-name="P4">larger</text:p>
        </text:list-item>
        <text:list-item>
          <text:p text:style-name="P3"><text:span text:style-name="T1">more reliable. When a disk fails, if our data isn’t backed up, all that valuable data is gone. </text:span></text:p>
        </text:list-item>
      </text:list>
      <text:p text:style-name="P2">The Crux: How Do We Make A Large, Fast, Reliable Disk?</text:p>
      <text:p text:style-name="P5">We introduce the technique Redundant Array of Inexpensive Disks, <text:span text:style-name="T2">RAID. </text:span><text:span text:style-name="T3">This is a technque to use multiple disks in concert to build a faster, bigger, and more reliable disk system. </text:span><text:span text:style-name="T4">Externally RAID looks like a disk, internally is is complex </text:span><text:span text:style-name="T5">having multiple disks, memoru and 1 or more processors </text:span><text:span text:style-name="T6">to manage the system. </text:span><text:span text:style-name="T7">A hardware RAID is very much like a computer system </text:span><text:span text:style-name="T8">speciallized for the taks of handling a group of disks. </text:span></text:p>
      <text:p text:style-name="P5"><text:span text:style-name="T9">Benefits of RAID over a single disk includes: </text:span></text:p>
      <text:list xml:id="list319427373" text:style-name="L3">
        <text:list-item>
          <text:p text:style-name="P6">Performance</text:p>
        </text:list-item>
        <text:list-item>
          <text:p text:style-name="P6">Capacity</text:p>
        </text:list-item>
        <text:list-item>
          <text:p text:style-name="P6">Reliability</text:p>
        </text:list-item>
      </text:list>
      <text:p text:style-name="P7">RAID can tolerate the loss of a disk and keep operating as if nothing were wrong. <text:span text:style-name="T10">RAID enables transparency to systems that use them. It enables one to simply replace a disk with RAID and not change a single line of software. </text:span><text:span text:style-name="T11">It enables users and administrators to put a RAID to use without worries of software compatibility. </text:span></text:p>
      <text:p text:style-name="P8">38.1 Interface And RAID Internals</text:p>
      <text:p text:style-name="P18">To a file system above, RAID looks like a big (hopefully) fast, and (hopefully) reliable disk. <text:span text:style-name="T13">It presents itself as a linear array of blocks, </text:span><text:span text:style-name="T14">each of which can be read and written by the file system or client. </text:span></text:p>
      <text:p text:style-name="P19">When a file system issues a logical <text:s/>I/O request to the RAID, the RAID internally must calculate which disks to access in order to complete the request. <text:span text:style-name="T15">And also issue one or more physical I/Os to do so. </text:span><text:span text:style-name="T16">The exact nature of the physical I/Os depend on the RAID level.</text:span></text:p>
      <text:p text:style-name="P20">On a mirrored RAID system, the RAID will perform 2 physical I/Os for every 1 logical I/O it is issued. <text:span text:style-name="T17">A RAID system is often built as a separate hardware box </text:span><text:span text:style-name="T18">with a standard connection to a host (SCSI or SATA). </text:span><text:span text:style-name="T19">RAID is a specialized computer system running specialized software designed to operate the RAI</text:span><text:span text:style-name="T20">D. </text:span></text:p>
      <text:p text:style-name="P9">38.2 Fault Model</text:p>
      <text:p text:style-name="P21">The fail-stop model: a disk <text:s/>can be in exactly one of two states: working or failed. </text:p>
      <text:p text:style-name="P10">38.<text:span text:style-name="T12">3</text:span> How To Evaluate A RAID</text:p>
      <text:p text:style-name="P22"><text:soft-page-break/>We evaluate each RAID design along three axes: capacity, reliability and performance. <text:span text:style-name="T21">We consider 3 important RAID designs: RAID level 0 (striping), RAID level 1 (mirroring), RAID level 4/5 (parity-based redundancy).</text:span></text:p>
      <text:p text:style-name="P11">38.4 RAID Level 0: Striping</text:p>
      <text:p text:style-name="P23">This first level, <text:span text:style-name="T22">called </text:span><text:span text:style-name="T23">striping</text:span><text:span text:style-name="T22">, </text:span><text:s/>is actually not a RAID level at all since there are no redundancy. RAID level 0 is however worth understanding since it serves as an excellent upper-bound on performance and capacity. <text:span text:style-name="T24">Striping is about spreading the blocks across disks </text:span><text:span text:style-name="T25">in a round-robin fashion. </text:span><text:span text:style-name="T26">The approach was designed to extract the most out of parallelism. </text:span></text:p>
      <text:p text:style-name="P24">Chunk sizes can be hard to determine and requires depp knowledge about the workload of a system. <text:span text:style-name="T27">Small chunk size implies that many files will get striped acros smany disks, increasing parallelism </text:span><text:span text:style-name="T28">of read and writes to a single file. </text:span><text:span text:style-name="T29">Ho</text:span><text:span text:style-name="T30">w</text:span><text:span text:style-name="T29">ever positioning time to access blocks across multiple disks increase. </text:span></text:p>
      <text:p text:style-name="P25">A big chunk size reduces intra-file parallelism, and thus relies on multiple concurrent requests to achieve high throughput. <text:span text:style-name="T31">But they reduce the positioning time. </text:span></text:p>
      <text:p text:style-name="P26">So, RAID level 0 is excellent in performance and perfect in capacity <text:span text:style-name="T32">but useless in reliability since any disk failure will lead to data loss. </text:span></text:p>
      <text:p text:style-name="P26"/>
      <text:p text:style-name="P12">38.5 RAID Level 1: Mirroring</text:p>
      <text:p text:style-name="P27">This could be viewed as the first level RAID, known as mirroring. <text:span text:style-name="T33">With a mirrored system, we simply make more than 1 copy of each blick in the system, where each copy is placed on a separate disk. </text:span><text:span text:style-name="T34">By doing this, we can tolerate disk failures </text:span><text:span text:style-name="T35">since the data is backed up and redundant.</text:span></text:p>
      <text:p text:style-name="P28">One arrangement is the RAID-10 or RAID <text:s/>1+0 because it uses mirrored paris and striping (RAID 0) on top of them. <text:span text:style-name="T36">Another common arrangement is the RAID 01 or RAID 0+1 containing 2 large striping (RAID-0) arrays, and then mirrors <text:s/>(RAID-1) on top of them. </text:span></text:p>
      <text:p text:style-name="P29">When reading a block, RAID can read either copy. <text:span text:style-name="T37">When writing the RAID must update both copies, however this could be done in parallel. </text:span></text:p>
      <text:p text:style-name="P30">RAID level 1 is expensive from a capacity standpoint since with a mirror level of 2 we only obtain half of our peak useful capacity. <text:span text:style-name="T38">From a reliability standpoint RAID-1 does good </text:span><text:span text:style-name="T39">and can tolerate failrure of any </text:span><text:span text:style-name="T40">one </text:span><text:span text:style-name="T39">disk. </text:span><text:span text:style-name="T40">Looking at a single read RAID-1 does just as good as RAID-0, but for a write it requires 2 physical writes to complete before it is done, </text:span><text:span text:style-name="T41">slightly higher compared to a normal write. </text:span></text:p>
      <text:p text:style-name="P31">Random reads are the best for a mirrored RA<text:span text:style-name="T42">ID. </text:span><text:span text:style-name="T43">Random writes do pretty well. </text:span></text:p>
      <text:p text:style-name="P13">38.6 RAID Level 4: Saving Space With Parity</text:p>
      <text:p text:style-name="P32">This is a different method of adding redundancy to a disk array, known as parity. <text:span text:style-name="T44">Parity-based approaches attempt to use less capacity and thus overcome the huge space penatly paid by mirrored systems </text:span><text:span text:style-name="T45">but they do so at a cost, performance. </text:span></text:p>
      <text:p text:style-name="P33">So how does it work? Redundant information is calculated and added to a specific block at a new disk. But not all information are backed up, this way, the rest of the disks can be used to store individual data on. </text:p>
      <text:p text:style-name="P34"><text:soft-page-break/>To calculate the parity we use a simple function XOR. <text:span text:style-name="T46">Using parity, we can with the help of the parity function, its earlier saved result and the disks that are not failed reconstrut the actual failed disk </text:span><text:span text:style-name="T47">data. </text:span><text:span text:style-name="T48">The parity operation is very simple, we apply </text:span><text:span text:style-name="T49">bitwise </text:span><text:span text:style-name="T48">XOR </text:span><text:span text:style-name="T49">across each bit of the data blocks putting it </text:span><text:span text:style-name="T48">into the corresponding bit slot in the parity block. </text:span></text:p>
      <text:p text:style-name="P35">RAID-4 uses 1 disk for parity information.</text:p>
      <text:p text:style-name="P36">RAID-4 tolerates 1 disk failure and no more. </text:p>
      <text:p text:style-name="P37">RAID-4 can either use additive parity or subtractive parity to recaluculate the parity block upon any writes. <text:span text:style-name="T50">These techniques are good depending on the setup, there is a cross-over point. </text:span></text:p>
      <text:p text:style-name="P14">38.7 RAID Level 5: Rotating Parity</text:p>
      <text:p text:style-name="P38">Much of the analysis are identical to RAID-4. <text:span text:style-name="T51">The effective capacity and failure tolerance of the two levels are identical. </text:span><text:span text:style-name="T52">So are sequential reads and writes </text:span><text:span text:style-name="T53">and the latency of a single request. However, random read performance is slightly better since we can utilize all disks. </text:span><text:span text:style-name="T54">RAID-5 has completely replaces RAID-5 on the market. </text:span></text:p>
      <text:p text:style-name="P39">RAID-4 is slightly simpler to build so when we know we will only perform a large write and nothing else, we should use RAID-4. </text:p>
      <text:p text:style-name="P15">38.8 RAID Comparison: A Summary</text:p>
      <text:p text:style-name="P40">Conclusion: If you strict want performance and do not care about reliability, striping is obviously the best (level 0). <text:span text:style-name="T55">If, however, you want random I/O performance and reliability, mirroring is the best (level 1). </text:span><text:span text:style-name="T56">If capacity and reliability are your main goals, then RAID-5 is the winner. The cost you pay is in small-write performance. </text:span><text:span text:style-name="T57">Finally, if y</text:span><text:span text:style-name="T58">ou</text:span><text:span text:style-name="T57"> are always doing sequential I/O ad want to maximize capacity, RAID-5 also makes the most sense. </text:span></text:p>
      <text:p text:style-name="P16">38.9 Other Interesting RAID Issues</text:p>
      <text:p text:style-name="P41">There are many RAID designs, <text:span text:style-name="T59">including level 2 and 3 and level 6 to tolerate multiple disk faults. </text:span><text:span text:style-name="T60">When a disk fail a RAID could sit on a hot spare to fill in </text:span><text:span text:style-name="T61">and replace the other disk. </text:span><text:span text:style-name="T62">More realistic fault models include: latent sector errors, block corruption, and a lot of techniues to handle such faults. </text:span><text:span text:style-name="T63">One can build a RAID as a software layer, but these systems have other problems, such as the consistent-update problem. </text:span></text:p>
      <text:p text:style-name="P17">38.10 Summary</text:p>
      <text:p text:style-name="P1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5:27:43.768712770</meta:creation-date>
    <dc:date>2020-12-21T20:56:54.507972630</dc:date>
    <meta:editing-duration>PT5H28M4S</meta:editing-duration>
    <meta:editing-cycles>123</meta:editing-cycles>
    <meta:generator>LibreOffice/6.4.6.2$Linux_X86_64 LibreOffice_project/40$Build-2</meta:generator>
    <meta:document-statistic meta:table-count="0" meta:image-count="0" meta:object-count="0" meta:page-count="3" meta:paragraph-count="47" meta:word-count="1229" meta:character-count="7048" meta:non-whitespace-character-count="5842"/>
  </office:meta>
</office:document-meta>
</file>